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0" style:family="paragraph" style:parent-style-name="Footnote">
      <style:text-properties officeooo:rsid="043ccc66" officeooo:paragraph-rsid="0dca2508"/>
    </style:style>
    <style:style style:name="P31" style:family="paragraph" style:parent-style-name="Footnote">
      <style:text-properties officeooo:rsid="043ccc66" officeooo:paragraph-rsid="0e5afad8"/>
    </style:style>
    <style:style style:name="P32" style:family="paragraph" style:parent-style-name="Standard">
      <style:paragraph-properties fo:text-align="center" style:justify-single-word="false"/>
      <style:text-properties officeooo:paragraph-rsid="0cc50ec9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paragraph-properties fo:text-align="center" style:justify-single-word="false"/>
      <style:text-properties officeooo:paragraph-rsid="0cc5fe5b"/>
    </style:style>
    <style:style style:name="P35" style:family="paragraph" style:parent-style-name="Standard">
      <style:paragraph-properties fo:text-align="center" style:justify-single-word="false"/>
      <style:text-properties officeooo:paragraph-rsid="0d804757"/>
    </style:style>
    <style:style style:name="P36" style:family="paragraph" style:parent-style-name="Standard">
      <style:paragraph-properties fo:text-align="center" style:justify-single-word="false"/>
      <style:text-properties officeooo:paragraph-rsid="0dce9327"/>
    </style:style>
    <style:style style:name="P37" style:family="paragraph" style:parent-style-name="Standard">
      <style:paragraph-properties fo:text-align="center" style:justify-single-word="false"/>
      <style:text-properties officeooo:paragraph-rsid="103fc298"/>
    </style:style>
    <style:style style:name="P38" style:family="paragraph" style:parent-style-name="Standard">
      <style:paragraph-properties fo:text-align="center" style:justify-single-word="false"/>
      <style:text-properties officeooo:paragraph-rsid="10411e41"/>
    </style:style>
    <style:style style:name="P39" style:family="paragraph" style:parent-style-name="Standard">
      <style:paragraph-properties fo:text-align="center" style:justify-single-word="false"/>
      <style:text-properties officeooo:paragraph-rsid="0cc79a2d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Standard">
      <style:text-properties officeooo:paragraph-rsid="0f9ce6c3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 style:list-style-name="L1">
      <style:paragraph-properties fo:break-before="page"/>
      <style:text-properties officeooo:paragraph-rsid="0b0ddd8e"/>
    </style:style>
    <style:style style:name="P5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8" style:family="text">
      <style:text-properties fo:color="#000000" loext:opacity="100%" style:font-name="Liberation Sans" fo:font-size="12pt" style:font-size-asian="12pt" style:font-size-complex="12pt"/>
    </style:style>
    <style:style style:name="T14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3" style:family="text">
      <style:text-properties officeooo:rsid="04473353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officeooo:rsid="0aace3cd"/>
    </style:style>
    <style:style style:name="T20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officeooo:rsid="0f8f58bd"/>
    </style:style>
    <style:style style:name="T222" style:family="text">
      <style:text-properties officeooo:rsid="0f95a7a0"/>
    </style:style>
    <style:style style:name="T223" style:family="text">
      <style:text-properties officeooo:rsid="105c8aaa"/>
    </style:style>
    <style:style style:name="T224" style:family="text">
      <style:text-properties fo:font-size="12pt" style:font-size-asian="12pt" style:font-size-complex="12pt"/>
    </style:style>
    <style:style style:name="T225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6"><text:span text:style-name="T131">C</text:span><text:span text:style-name="T130">hecklist voor </text:span><text:span text:style-name="T132">de installatie</text:span><text:span text:style-name="T130"> van </text:span><text:span text:style-name="T134"><text:user-field-get text:name="Distro">Rocky Linux</text:user-field-get></text:span><text:span text:style-name="T135"><text:s/></text:span><text:span text:style-name="T136">Server</text:span><text:span text:style-name="T133">.</text:span></text:p>
      <text:p text:style-name="P9"/>
      <text:p text:style-name="P10"/>
      <text:p text:style-name="P44">Vul het tekstvak achter &lt;...&gt; in</text:p>
      <text:p text:style-name="P4"><text:span text:style-name="T20">&lt;</text:span><text:span text:style-name="T198">g</text:span><text:span text:style-name="T9">ebruiker</text:span><text:span text:style-name="T181">&gt;</text:span><text:span text:style-name="T189"><text:tab/><text:tab/></text:span><text:span text:style-name="T202"> <text:tab/><text:tab/></text:span><text:span text:style-name="T190"><draw:control text:anchor-type="as-char" svg:y="-0.4cm" draw:z-index="7" draw:name="Gebruiker 2" draw:style-name="gr2" draw:text-style-name="P64" svg:width="6.002cm" svg:height="0.5cm" draw:control="control6"><svg:title>Gebruiker</svg:title><svg:desc>Volledige naam, bijv. Jan Stek</svg:desc></draw:control></text:span><text:span text:style-name="T190"><text:tab/></text:span><text:span text:style-name="T191">b</text:span><text:span text:style-name="T214">ijv.</text:span><text:span text:style-name="T192"> </text:span><text:span text:style-name="T194">Karel Zimmer</text:span></text:p>
      <text:p text:style-name="P46"><text:span text:style-name="T9">&lt;</text:span><text:span text:style-name="T196">g</text:span><text:span text:style-name="T12">ebruikersnaam</text:span><text:span text:style-name="T181">&gt;</text:span><text:span text:style-name="T12"><text:tab/></text:span><text:span text:style-name="T195"><draw:control text:anchor-type="as-char" svg:y="-0.4cm" draw:z-index="8" draw:name="Gberuikersnaam 3" draw:style-name="gr2" draw:text-style-name="P64" svg:width="6.002cm" svg:height="0.5cm" draw:control="control7"><svg:title>Gebruikersnaam</svg:title><svg:desc>Korte naam, bijv. jan</svg:desc></draw:control></text:span><text:span text:style-name="T195"><text:tab/></text:span><text:span text:style-name="T197">b</text:span><text:span text:style-name="T217">ijv.</text:span><text:span text:style-name="T4"> </text:span><text:span text:style-name="T146">karel</text:span></text:p>
      <text:p text:style-name="P2"><text:span text:style-name="T9">&lt;</text:span><text:span text:style-name="T10">computernaam</text:span><text:span text:style-name="T181">&gt;</text:span><text:span text:style-name="T199"><text:tab/><text:tab/></text:span><text:span text:style-name="T12"><draw:control text:anchor-type="as-char" svg:y="-0.4cm" draw:z-index="9" draw:name="Computernaam 1" draw:style-name="gr2" draw:text-style-name="P64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16">ijv.</text:span><text:span text:style-name="T182"> </text:span><text:span text:style-name="T187">pc0</text:span><text:span text:style-name="T188">1</text:span></text:p>
      <text:p text:style-name="P3"><text:span text:style-name="T20">&lt;</text:span><text:span text:style-name="T198">g</text:span><text:span text:style-name="T9">ebruiker</text:span><text:span text:style-name="T181">&gt;<text:tab/></text:span><text:span text:style-name="T183"><text:tab/></text:span><text:span text:style-name="T202"> <text:tab/><text:tab/></text:span><text:span text:style-name="T190"><draw:control text:anchor-type="as-char" svg:y="-0.4cm" draw:z-index="10" draw:name="Gebruiker 3" draw:style-name="gr2" draw:text-style-name="P64" svg:width="6.002cm" svg:height="0.5cm" draw:control="control9"><svg:title>Gebruiker</svg:title><svg:desc>Volledige naam, bijv. Jan Stek</svg:desc></draw:control></text:span><text:span text:style-name="T190"><text:tab/></text:span><text:span text:style-name="T191">e</text:span><text:span text:style-name="T215">vt.</text:span><text:span text:style-name="T193"> extra gebruikers</text:span></text:p>
      <text:p text:style-name="P48"><text:span text:style-name="T20">&lt;</text:span><text:span text:style-name="T198">g</text:span><text:span text:style-name="T9">ebruikersnaam</text:span><text:span text:style-name="T181">&gt;<text:tab/></text:span><text:span text:style-name="T195"><draw:control text:anchor-type="as-char" svg:y="-0.4cm" draw:z-index="11" draw:name="Gberuikersnaam 4" draw:style-name="gr2" draw:text-style-name="P64" svg:width="6.002cm" svg:height="0.5cm" draw:control="control10"><svg:title>Gebruikersnaam</svg:title><svg:desc>Korte naam, bijv. jan</svg:desc></draw:control></text:span><text:span text:style-name="T195"><text:tab/></text:span><text:span text:style-name="T197">e</text:span><text:span text:style-name="T218">vt.</text:span><text:span text:style-name="T184"> extra gebruikers</text:span></text:p>
      <text:p text:style-name="P45"><text:span text:style-name="T225">v</text:span>ervang &lt;...&gt; in deze checklist door de waarde in het tekstvak.</text:p>
      <text:p text:style-name="P22"/>
      <text:p text:style-name="P22"/>
      <text:p text:style-name="P1"><text:span text:style-name="Strong_20_Emphasis"><text:span text:style-name="T120">Nog niet op Linux?</text:span></text:span><text:span text:style-name="T139"><text:tab/></text:span><text:span text:style-name="T142">G</text:span><text:span text:style-name="T140">ebruik </text:span><text:span text:style-name="Strong_20_Emphasis"><text:span text:style-name="T143">Checklist </text:span></text:span><text:span text:style-name="Strong_20_Emphasis"><text:span text:style-name="T144">overzetten</text:span></text:span><text:span text:style-name="T140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41">.</text:span></text:p>
      <text:p text:style-name="P21"><text:span text:style-name="Strong_20_Emphasis"><text:span text:style-name="T121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1"><text:bookmark-ref text:reference-format="page" text:ref-name="__RefNumPara__4009_1271708128">2</text:bookmark-ref></text:span></text:span><text:span text:style-name="Strong_20_Emphasis"><text:span text:style-name="T121"><text:s text:c="2"/></text:span></text:span><text:span text:style-name="Strong_20_Emphasis"><text:span text:style-name="T122"><text:bookmark-ref text:reference-format="text" text:ref-name="__RefNumPara__4009_1271708128">Installatie uitvoeren</text:bookmark-ref></text:span></text:span><text:span text:style-name="T118">.</text:span></text:p>
      <text:p text:style-name="P16"/>
      <text:p text:style-name="P16"/>
      <text:list text:style-name="L1">
        <text:list-item>
          <text:p text:style-name="P59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53"><draw:control text:anchor-type="as-char" draw:z-index="4" draw:name="Vorm3_0" draw:style-name="gr1" draw:text-style-name="P6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53"><draw:control text:anchor-type="as-char" draw:z-index="5" draw:name="Vorm3_ 2" draw:style-name="gr1" draw:text-style-name="P6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6"><text:span text:style-name="T38">Aanmelden als </text:span><text:span text:style-name="T21">&lt;</text:span><text:span text:style-name="T201">g</text:span><text:span text:style-name="T5">ebruiker</text:span><text:span text:style-name="T185">&gt;</text:span><text:span text:style-name="T6"><text:note text:id="ftn1" text:note-class="footnote"><text:note-citation>1</text:note-citation><text:note-body><text:p text:style-name="P30"><text:span text:style-name="T81">E</text:span><text:span text:style-name="T91">v</text:span><text:span text:style-name="T92">en</text:span><text:span text:style-name="T94">t</text:span><text:span text:style-name="T95">uele </text:span><text:span text:style-name="T96">extra </text:span><text:span text:style-name="T219">gebruiker</text:span><text:span text:style-name="T90">s</text:span><text:span text:style-name="T96"> aanmelden </text:span><text:span text:style-name="T97">en dezelfde stappen uitvoeren</text:span><text:span text:style-name="T93">.</text:span></text:p></text:note-body></text:note>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4"><draw:control text:anchor-type="as-char" draw:z-index="12" draw:name="Vorm4" draw:style-name="gr1" draw:text-style-name="P63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54"><text:span text:style-name="T2">Typ</text:span><text:span text:style-name="T50"> de </text:span><text:span text:style-name="T51">volgende </text:span><text:span text:style-name="T52">twee </text:span><text:span text:style-name="T50">opdrachten</text:span><text:span text:style-name="T49">: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55"><text:span text:style-name="User_20_Entry"><text:span text:style-name="T31">wget karelzimmer.nl/</text:span></text:span><text:span text:style-name="User_20_Entry"><text:span text:style-name="T110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55"><text:span text:style-name="User_20_Entry"><text:span text:style-name="T31">bash </text:span></text:span><text:span text:style-name="User_20_Entry"><text:span text:style-name="T32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27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4"><draw:control text:anchor-type="as-char" draw:z-index="13" draw:name="Vorm 3" draw:style-name="gr1" draw:text-style-name="P6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4"><draw:control text:anchor-type="as-char" draw:z-index="14" draw:name="Vorm 4" draw:style-name="gr1" draw:text-style-name="P6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T80">Typ: </text:span><text:span text:style-name="User_20_Entry"><text:span text:style-name="T109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40"/></text:span></text:p>
          </table:table-cell>
          <table:table-cell table:style-name="_31_._5f_Installatie_5f_voorbereiden.D9" office:value-type="string">
            <text:p text:style-name="P41"><text:span text:style-name="T47">Selecteer</text:span><text:span text:style-name="T42"> </text:span><text:span text:style-name="Strong_20_Emphasis"><text:span text:style-name="T28">1</text:span></text:span><text:span text:style-name="T62"> </text:span><text:span text:style-name="T63">Installatie voorbereiden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28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58"><text:bookmark-start text:name="__RefNumPara__4009_1271708128"/><text:span text:style-name="Strong_20_Emphasis"><text:span text:style-name="T145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3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48">Start de computer op vanaf</text:span><text:span text:style-name="T148"><text:note text:id="ftn2" text:note-class="footnote"><text:note-citation>1</text:note-citation><text:note-body><text:p text:style-name="P47"><text:span text:style-name="T101">B</text:span><text:span text:style-name="T102">ootmenu/</text:span><text:span text:style-name="T101">S</text:span><text:span text:style-name="T102">etup</text:span><text:span text:style-name="T100"> via </text:span><text:span text:style-name="T98">é</text:span><text:span text:style-name="T99">é</text:span><text:span text:style-name="T101">n van de </text:span><text:span text:style-name="T103">Veelgebruikte toetsen:</text:span><text:span text:style-name="T105"> </text:span><text:span text:style-name="T114">Esc</text:span><text:span text:style-name="T105">, </text:span><text:span text:style-name="T114">Delete</text:span><text:span text:style-name="T105">, </text:span><text:span text:style-name="T114">F1</text:span><text:span text:style-name="T105">, </text:span><text:span text:style-name="T114">F2</text:span><text:span text:style-name="T105">, </text:span><text:span text:style-name="T114">F9</text:span><text:span text:style-name="T105">, </text:span><text:span text:style-name="T114">F10</text:span><text:span text:style-name="T105">, </text:span><text:span text:style-name="T114">F11</text:span><text:span text:style-name="T105">, of </text:span><text:span text:style-name="T114">F12</text:span></text:p></text:note-body></text:note></text:span><text:span text:style-name="T148"> </text:span><text:span text:style-name="T149">een </text:span><text:span text:style-name="T137"><text:user-field-get text:name="Distro">Rocky Linux</text:user-field-get></text:span><text:span text:style-name="T147"><text:s/></text:span><text:span text:style-name="T138">Server</text:span><text:span text:style-name="T74"> </text:span><text:span text:style-name="T75">L</text:span><text:span text:style-name="T76">ive</text:span><text:span text:style-name="T76"><text:note text:id="ftn3" text:note-class="footnote"><text:note-citation>2</text:note-citation><text:note-body><text:p text:style-name="P40"><text:span text:style-name="T203">Vanaf ee</text:span>n <text:span text:style-name="T222">L</text:span>ive <text:span text:style-name="T221">USB</text:span><text:span text:style-name="T206">-stick</text:span><text:span text:style-name="T18"> </text:span>kunt <text:span text:style-name="T203">u opstarten en</text:span> <text:span text:style-name="T16">met </text:span><text:span text:style-name="T150"><text:user-field-get text:name="Distro">Rocky Linux</text:user-field-get></text:span><text:span text:style-name="T150"><text:s/></text:span>werken zonder enige bestanden op de harde schijf te wijzigen en maakt ook installatie van <text:span text:style-name="T150"><text:user-field-get text:name="Distro">Rocky Linux</text:user-field-get></text:span><text:span text:style-name="T150"><text:s/></text:span>mogelijk.</text:p></text:note-body></text:note></text:span><text:span text:style-name="T76"> </text:span><text:span text:style-name="T79">USB</text:span><text:span text:style-name="T77">-stick</text:span><text:span text:style-name="T77"><text:note text:id="ftn4" text:note-class="footnote"><text:note-citation>3</text:note-citation><text:note-body><text:p text:style-name="P53"><text:span text:style-name="T89">Maak een opstartbare USB-stick</text:span><text:span text:style-name="T87">:<text:line-break/></text:span><text:span text:style-name="T82">Download </text:span><text:span text:style-name="T83">een </text:span><text:span text:style-name="Sterk_20_accent_20_voetnoot"><text:span text:style-name="T111">Rocky Linux </text:span></text:span><text:span text:style-name="Sterk_20_accent_20_voetnoot"><text:span text:style-name="T113">Default Image</text:span></text:span><text:span text:style-name="Sterk_20_accent_20_voetnoot"><text:span text:style-name="T111"> </text:span></text:span><text:span text:style-name="Sterk_20_accent_20_voetnoot"><text:span text:style-name="T112">DVD ISO</text:span></text:span><text:span text:style-name="Sterk_20_accent_20_voetnoot"><text:span text:style-name="T85"> </text:span></text:span><text:span text:style-name="T84">vanaf </text:span><text:a xlink:type="simple" xlink:href="https://rockylinux.org/" text:style-name="Internet_20_link" text:visited-style-name="Visited_20_Internet_20_Link"><text:span text:style-name="Strong_20_Emphasis"><text:span text:style-name="T204">rockylinux.org</text:span></text:span></text:a><text:span text:style-name="T104">.</text:span><text:span text:style-name="Strong_20_Emphasis"><text:span text:style-name="T115"><text:line-break/></text:span></text:span><text:span text:style-name="T86">De </text:span><text:span text:style-name="T88">ver</text:span><text:span text:style-name="T86">volgstappen staan beschreven in </text:span><text:span text:style-name="Sterk_20_accent_20_voetnoot"><text:span text:style-name="T30">Linux informatie</text:span></text:span><text:span text:style-name="T86">, te vinden op </text:span><text:a xlink:type="simple" xlink:href="https://karelzimmer.nl/nl" text:style-name="Internet_20_link" text:visited-style-name="Visited_20_Internet_20_Link"><text:span text:style-name="T205">karelzimmer.nl/nl</text:span></text:a><text:span text:style-name="T86">.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7">Selecteer</text:span><text:span text:style-name="T35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T55">en druk op de </text:span><text:span text:style-name="T27">Enter</text:span><text:span text:style-name="T4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0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1">Bij</text:span><text:span text:style-name="T172"> </text:span><text:span text:style-name="Strong_20_Emphasis"><text:span text:style-name="T173">WELCOME TO ROCKY LINUX</text:span></text:span><text:span text:style-name="T174"> select</text:span><text:span text:style-name="T175">eer</text:span><text:span text:style-name="T176"> </text:span><text:span text:style-name="Strong_20_Emphasis"><text:span text:style-name="T179">Nederlands</text:span></text:span><text:span text:style-name="T176"> en klik</text:span><text:span text:style-name="T177"> </text:span><text:span text:style-name="T176">op</text:span><text:span text:style-name="T178"> </text:span><text:span text:style-name="Strong_20_Emphasis"><text:span text:style-name="T169">Doorgaan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3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59">Onder</text:span><text:span text:style-name="T155"> </text:span><text:span text:style-name="Strong_20_Emphasis"><text:span text:style-name="T159">GEBRUIKERSINSTELLINGEN </text:span></text:span><text:span text:style-name="T159">klik op </text:span><text:span text:style-name="T165">Gebruiker aanmaken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23">Vul in </text:span><text:span text:style-name="Strong_20_Emphasis"><text:span text:style-name="T73">Volledige naam</text:span></text:span><text:span text:style-name="T57"> </text:span><text:span text:style-name="T20">&lt;</text:span><text:span text:style-name="T198">g</text:span><text:span text:style-name="T9">ebruiker</text:span><text:span text:style-name="T181">&gt;</text:span><text:span text:style-name="T58">, <text:line-break/></text:span><text:span text:style-name="Strong_20_Emphasis"><text:span text:style-name="T73">Gebruikersnaam</text:span></text:span><text:span text:style-name="T57"> &lt;</text:span><text:span text:style-name="T7">gebruikersnaam&gt;</text:span><text:span text:style-name="T57">,</text:span></text:p>
            <text:p text:style-name="Standard"><text:span text:style-name="T60">vink aan </text:span><text:span text:style-name="Strong_20_Emphasis"><text:span text:style-name="T116">Maak deze gebruiker beheerde</text:span></text:span><text:span text:style-name="T70">r</text:span><text:span text:style-name="T60">,</text:span></text:p>
            <text:p text:style-name="Standard"><text:span text:style-name="T59">g</text:span><text:span text:style-name="T60">eef tweemaal een </text:span><text:span text:style-name="Strong_20_Emphasis"><text:span text:style-name="T73">wachtwoord</text:span></text:span><text:span text:style-name="T60"> </text:span><text:span text:style-name="T61">en k</text:span><text:span text:style-name="T60">lik op </text:span><text:span text:style-name="Strong_20_Emphasis"><text:span text:style-name="T70">Klaar</text:span></text:span><text:span text:style-name="T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3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2">O</text:span><text:span text:style-name="T159">nder </text:span><text:span text:style-name="T165">SYSTEEM</text:span><text:span text:style-name="T159"> </text:span><text:span text:style-name="T162">klik </text:span><text:span text:style-name="T159">op </text:span><text:span text:style-name="T165">Installatiebestemming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6">Controleer </text:span><text:span text:style-name="T37">de </text:span><text:span text:style-name="T69">Apparaatselectie </text:span><text:span text:style-name="T36">en klik op </text:span><text:span text:style-name="T68">Klaar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3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2">O</text:span><text:span text:style-name="T159">nder </text:span><text:span text:style-name="T165">SYSTEEM</text:span><text:span text:style-name="T159"> </text:span><text:span text:style-name="T162">klik </text:span><text:span text:style-name="T159">op </text:span><text:span text:style-name="T165">Netwerk &amp; hostnaam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Verplaats</text:span><text:span text:style-name="T160"> </text:span><text:span text:style-name="T163">de </text:span><text:span text:style-name="T160">schuif</text:span><text:span text:style-name="T163">regelaar</text:span><text:span text:style-name="T160"> achter de netwerkadapter </text:span><text:span text:style-name="T163">van </text:span><text:span text:style-name="T168">UIT</text:span><text:span text:style-name="T163"> naar</text:span><text:span text:style-name="T160"> </text:span><text:span text:style-name="T166">AAN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8">V</text:span><text:span text:style-name="T156">ul </text:span><text:span text:style-name="T157">in </text:span><text:span text:style-name="Strong_20_Emphasis"><text:span text:style-name="T160">Hostnaam</text:span></text:span><text:span text:style-name="T11"> &lt;</text:span><text:span text:style-name="T13">computernaam&gt;</text:span><text:span text:style-name="T152"> </text:span><text:span text:style-name="T154">en klik op </text:span><text:span text:style-name="Strong_20_Emphasis"><text:span text:style-name="T166">Toepasse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0">K</text:span><text:span text:style-name="T159">lik op </text:span><text:span text:style-name="T165">Klaar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3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2">O</text:span><text:span text:style-name="T159">nder </text:span><text:span text:style-name="T165">SOFTWARE</text:span><text:span text:style-name="T159"> </text:span><text:span text:style-name="T162">klik </text:span><text:span text:style-name="T159">op </text:span><text:span text:style-name="T167">Software selectie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1">Selecteer </text:span><text:span text:style-name="T167">Server</text:span><text:span text:style-name="T161"> en klik op </text:span><text:span text:style-name="T167">Klaar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3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0">Klik op </text:span><text:span text:style-name="Strong_20_Emphasis"><text:span text:style-name="T170">Begin installati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3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24">.</text:span></text:p>
          </table:table-cell>
        </table:table-row>
      </table:table>
      <text:p text:style-name="P23"><text:span text:style-name="Strong_20_Emphasis"><text:span text:style-name="T56"/></text:span></text:p>
      <text:list text:continue-numbering="true" text:style-name="L1">
        <text:list-item>
          <text:p text:style-name="P57"><text:span text:style-name="Strong_20_Emphasis"><text:span text:style-name="T71">Installatie </text:span></text:span><text:span text:style-name="Strong_20_Emphasis"><text:span text:style-name="T72">afronden</text:span></text:span></text:p>
        </text:list-item>
      </text:list>
      <text:p text:style-name="P24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4"><draw:control text:anchor-type="as-char" draw:z-index="2" draw:name="Vorm24" draw:style-name="gr1" draw:text-style-name="P63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4">Aanmelden als </text:span><text:span text:style-name="T22">&lt;</text:span><text:span text:style-name="T200">g</text:span><text:span text:style-name="T8">ebruiker</text:span><text:span text:style-name="T186">&gt;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54"><draw:control text:anchor-type="as-char" draw:z-index="15" draw:name="Vorm 5" draw:style-name="gr1" draw:text-style-name="P63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54"><text:span text:style-name="T2">Typ</text:span><text:span text:style-name="T50"> de </text:span><text:span text:style-name="T51">volgende </text:span><text:span text:style-name="T52">twee </text:span><text:span text:style-name="T50">opdrachten</text:span><text:span text:style-name="T49">: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55"><text:span text:style-name="User_20_Entry"><text:span text:style-name="T31">wget karelzimmer.nl/</text:span></text:span><text:span text:style-name="User_20_Entry"><text:span text:style-name="T110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3" office:value-type="string">
            <text:p text:style-name="P55"><text:span text:style-name="User_20_Entry"><text:span text:style-name="T31">bash </text:span></text:span><text:span text:style-name="User_20_Entry"><text:span text:style-name="T32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6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7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7"><text:span text:style-name="Strong_20_Emphasis"><text:span text:style-name="T54"><draw:control text:anchor-type="as-char" draw:z-index="16" draw:name="Vorm 7" draw:style-name="gr1" draw:text-style-name="P63" svg:width="0.35cm" svg:height="0.35cm" draw:control="control15"/></text:span></text:span></text:p>
          </table:table-cell>
          <table:table-cell table:style-name="_33_._5f_Installatie_5f_afronden.C8" office:value-type="string">
            <text:p text:style-name="Standard"><text:span text:style-name="T80">Typ: </text:span><text:span text:style-name="User_20_Entry"><text:span text:style-name="T109">kz-menu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40"/></text:span></text:p>
          </table:table-cell>
          <table:table-cell table:style-name="_33_._5f_Installatie_5f_afronden.C9" office:value-type="string">
            <text:p text:style-name="Standard"><text:span text:style-name="T47">Selecteer</text:span><text:span text:style-name="T43"> </text:span><text:span text:style-name="Strong_20_Emphasis"><text:span text:style-name="T29">3</text:span></text:span><text:span text:style-name="T64"> </text:span><text:span text:style-name="T65">Installatie</text:span><text:span text:style-name="T66"> </text:span><text:span text:style-name="T67">afronden</text:span><text:span text:style-name="T46">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24"><text:span text:style-name="Strong_20_Emphasis"><text:span text:style-name="T34"/></text:span></text:p>
      <text:list text:continue-numbering="true" text:style-name="L1">
        <text:list-item>
          <text:p text:style-name="P60"><text:span text:style-name="Strong_20_Emphasis"><text:span text:style-name="T1">Gebruiker inrichten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><text:span text:style-name="T54"><draw:control text:anchor-type="as-char" draw:z-index="3" draw:name="Vorm40_0" draw:style-name="gr1" draw:text-style-name="P63" svg:width="0.35cm" svg:height="0.35cm" draw:control="control2"/></text:span></text:p>
          </table:table-cell>
          <table:table-cell table:style-name="Tabel2.A1" office:value-type="string">
            <text:p text:style-name="P35"><text:span text:style-name="T54"><draw:control text:anchor-type="as-char" draw:z-index="6" draw:name="Vorm40_ 1" draw:style-name="gr1" draw:text-style-name="P63" svg:width="0.35cm" svg:height="0.35cm" draw:control="control5"/></text:span></text:p>
          </table:table-cell>
          <table:table-cell table:style-name="Tabel2.D1" office:value-type="string">
            <text:p text:style-name="P15"><text:span text:style-name="T34">Aanmelden als </text:span><text:span text:style-name="T22">&lt;</text:span><text:span text:style-name="T200">g</text:span><text:span text:style-name="T8">ebruiker</text:span><text:span text:style-name="T186">&gt;</text:span><text:span text:style-name="T44"><text:note text:id="ftn5" text:note-class="footnote"><text:note-citation>1</text:note-citation><text:note-body><text:p text:style-name="P31"><text:span text:style-name="T106">E</text:span><text:span text:style-name="T108">ventuele extra </text:span><text:span text:style-name="T220">gebruiker</text:span><text:span text:style-name="T107">s</text:span><text:span text:style-name="T108"> aanmelden en dezelfde stappen uitvoeren.</text:span></text:p></text:note-body></text:note></text:span><text:span text:style-name="T34">.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8"><text:span text:style-name="T54"><draw:control text:anchor-type="as-char" draw:z-index="17" draw:name="Vorm 8" draw:style-name="gr1" draw:text-style-name="P63" svg:width="0.35cm" svg:height="0.35cm" draw:control="control16"/></text:span></text:p>
          </table:table-cell>
          <table:table-cell table:style-name="Tabel2.A1" office:value-type="string">
            <text:p text:style-name="P38"><text:span text:style-name="T54"><draw:control text:anchor-type="as-char" draw:z-index="18" draw:name="Vorm 9" draw:style-name="gr1" draw:text-style-name="P63" svg:width="0.35cm" svg:height="0.35cm" draw:control="control17"/></text:span></text:p>
          </table:table-cell>
          <table:table-cell table:style-name="Tabel2.D3" office:value-type="string">
            <text:p text:style-name="P43"><text:span text:style-name="T80">Typ: </text:span><text:span text:style-name="User_20_Entry"><text:span text:style-name="T109">kz-menu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4" office:value-type="string">
            <text:p text:style-name="P12"><text:span text:style-name="T47">Selecteer</text:span><text:span text:style-name="T43"> </text:span><text:span text:style-name="Strong_20_Emphasis"><text:span text:style-name="T29">4</text:span></text:span><text:span text:style-name="T64"> </text:span><text:span text:style-name="T48">Gebruiker inrichten</text:span><text:span text:style-name="T46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9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11"><text:span text:style-name="T45"/></text:p>
      <text:p text:style-name="P52"/>
      <text:p text:style-name="P20"><text:span text:style-name="T123">E</text:span><text:span text:style-name="T124">inde c</text:span><text:span text:style-name="T125">hecklist, </text:span><text:span text:style-name="T126">d</text:span><text:span text:style-name="T125">e installatie van </text:span><text:span text:style-name="T128"><text:user-field-get text:name="Distro">Rocky Linux</text:user-field-get></text:span><text:span text:style-name="T127"><text:s/></text:span><text:span text:style-name="T129">Server</text:span><text:span text:style-name="T33"> </text:span><text:span text:style-name="T125">is voltooid.</text:span></text:p>
      <text:p text:style-name="P5"/>
      <text:list text:style-name="L2">
        <text:list-header>
          <text:p text:style-name="P61"><text:span text:style-name="T209">Geschreven door </text:span><text:a xlink:type="simple" xlink:href="mailto:info@karelzimmer.nl?subject=Checklist%20installatie%20Linux" text:style-name="Internet_20_link" text:visited-style-name="Visited_20_Internet_20_Link"><text:span text:style-name="T210">Karel Zimmer</text:span></text:a><text:span text:style-name="T211">.</text:span></text:p>
          <text:p text:style-name="P62"><text:span text:style-name="T213">Licentie </text:span><text:span text:style-name="T211">C</text:span><text:span text:style-name="T212">C0</text:span><text:span text:style-name="T211"> 1.0 </text:span><text:span text:style-name="T20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8"><text:s/></text:span><text:span text:style-name="T20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7-21T11:38:26.848157756">21-07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8:26.704062646</dc:date>
    <meta:keyword>Installatie</meta:keyword>
    <meta:keyword>Checklist</meta:keyword>
    <meta:keyword>Linux</meta:keyword>
    <meta:editing-cycles>6999</meta:editing-cycles>
    <meta:editing-duration>P12DT14H59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2" meta:word-count="384" meta:character-count="2689" meta:non-whitespace-character-count="2352"/>
    <meta:user-defined meta:name="Info 1"/>
    <meta:user-defined meta:name="Info 2"/>
    <meta:user-defined meta:name="Info 3"/>
    <meta:user-defined meta:name="Info 4"/>
  </office:meta>
</office:document-meta>
</file>